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4.592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1.892cm" fo:min-width="4.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42cm" fo:min-width="4.026cm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2.6cm"/>
    </style:style>
    <style:style style:name="gr7" style:family="graphic" style:parent-style-name="standard">
      <style:graphic-properties draw:textarea-horizontal-align="justify" draw:textarea-vertical-align="middle" draw:auto-grow-height="false" fo:min-height="1.576cm" fo:min-width="4.0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2cm" svg:height="3.6cm" svg:x="9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6cm" svg:height="3.1cm" svg:x="-9.4cm" svg:y="3cm">
          <text:p text:style-name="P1">B = 5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4cm" svg:height="3.4cm" svg:x="9.2cm" svg:y="5.7cm">
          <text:p text:style-name="P2">Pobierz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7.4cm" svg:height="3.4cm" svg:x="8.7cm" svg:y="9.7cm">
          <text:p text:style-name="P2">Pobierz b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12.6cm" svg:y1="5.1cm" svg:x2="12.9cm" svg:y2="5.7cm" draw:start-shape="id1" draw:end-shape="id2" draw:end-glue-point="5" svg:d="M12600 5100l300 600" svg:viewBox="0 0 301 601">
          <text:p/>
        </draw:connector>
        <draw:connector draw:style-name="gr4" draw:text-style-name="P3" draw:layer="layout" draw:type="line" svg:x1="11.975cm" svg:y1="9.1cm" svg:x2="12.4cm" svg:y2="9.7cm" draw:start-shape="id2" draw:start-glue-point="7" draw:end-shape="id3" draw:end-glue-point="5" svg:d="M11975 9100l425 600" svg:viewBox="0 0 426 601">
          <text:p/>
        </draw:connector>
        <draw:connector draw:style-name="gr4" draw:text-style-name="P3" draw:layer="layout" draw:type="line" svg:x1="11.475cm" svg:y1="13.1cm" svg:x2="11.6cm" svg:y2="13.8cm" draw:start-shape="id3" draw:start-glue-point="7" draw:end-shape="id4" draw:end-glue-point="4" svg:d="M11475 13100l125 700" svg:viewBox="0 0 126 701">
          <text:p/>
        </draw:connector>
        <draw:custom-shape draw:style-name="gr5" draw:text-style-name="P2" xml:id="id6" draw:id="id6" draw:layer="layout" svg:width="6.4cm" svg:height="3.1cm" svg:x="7cm" svg:y="24.3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55cm" svg:y1="20.8cm" svg:x2="10.2cm" svg:y2="24.3cm" draw:start-shape="id5" draw:start-glue-point="8" draw:end-shape="id6" draw:end-glue-point="4" svg:d="M4550 20800l5650 3500" svg:viewBox="0 0 5651 3501">
          <text:p/>
        </draw:connector>
        <draw:custom-shape draw:style-name="gr6" draw:text-style-name="P1" xml:id="id4" draw:id="id4" draw:layer="layout" svg:width="6.2cm" svg:height="4.5cm" svg:x="8.5cm" svg:y="13.8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5" draw:id="id5" draw:layer="layout" svg:width="7.3cm" svg:height="2.9cm" svg:x="0.9cm" svg:y="17.9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8.5cm" svg:y1="16.05cm" svg:x2="5.463cm" svg:y2="17.9cm" draw:start-shape="id4" draw:start-glue-point="5" draw:end-shape="id5" draw:end-glue-point="4" svg:d="M8500 16050h-3037v1850" svg:viewBox="0 0 3038 1851">
          <text:p/>
        </draw:connector>
        <draw:frame draw:style-name="gr8" draw:text-style-name="P5" draw:layer="layout" svg:width="1.687cm" svg:height="0.962cm" svg:x="6.3cm" svg:y="16.4cm">
          <draw:text-box>
            <text:p>TAK</text:p>
          </draw:text-box>
        </draw:frame>
        <draw:custom-shape draw:style-name="gr7" draw:text-style-name="P1" xml:id="id7" draw:id="id7" draw:layer="layout" svg:width="7.3cm" svg:height="2.9cm" svg:x="12.6cm" svg:y="17.9cm">
          <text:p text:style-name="P1">Druku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14.7cm" svg:y1="16.05cm" svg:x2="17.163cm" svg:y2="17.9cm" draw:start-shape="id4" draw:start-glue-point="7" draw:end-shape="id7" draw:end-glue-point="4" svg:d="M14700 16050h2463v1850" svg:viewBox="0 0 2464 1851">
          <text:p/>
        </draw:connector>
        <draw:frame draw:style-name="gr8" draw:text-style-name="P5" draw:layer="layout" svg:width="1.56cm" svg:height="0.962cm" svg:x="15.2cm" svg:y="16.9cm">
          <draw:text-box>
            <text:p>NIE</text:p>
          </draw:text-box>
        </draw:frame>
        <draw:connector draw:style-name="gr4" draw:text-style-name="P4" draw:layer="layout" draw:type="line" svg:x1="15.337cm" svg:y1="20.8cm" svg:x2="10.2cm" svg:y2="24.3cm" draw:start-shape="id7" draw:start-glue-point="7" draw:end-shape="id6" draw:end-glue-point="4" svg:d="M15337 20800l-5137 3500" svg:viewBox="0 0 5138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315486374</meta:creation-date>
    <dc:date>2019-10-31T12:33:30.970838319</dc:date>
    <meta:editing-duration>PT11M55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